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9.578cm" table:align="left"/>
    </style:style>
    <style:style style:name="Table1.A" style:family="table-column">
      <style:table-column-properties style:column-width="2.752cm"/>
    </style:style>
    <style:style style:name="Table1.B" style:family="table-column">
      <style:table-column-properties style:column-width="2.99cm"/>
    </style:style>
    <style:style style:name="Table1.C" style:family="table-column">
      <style:table-column-properties style:column-width="3.836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1.853cm" table:align="left"/>
    </style:style>
    <style:style style:name="Table2.A" style:family="table-column">
      <style:table-column-properties style:column-width="7.382cm"/>
    </style:style>
    <style:style style:name="Table2.B" style:family="table-column">
      <style:table-column-properties style:column-width="4.471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officeooo:rsid="000af6a4" officeooo:paragraph-rsid="000af6a4"/>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127f8c"/>
    </style:style>
    <style:style style:name="P4" style:family="paragraph" style:parent-style-name="Standard">
      <style:paragraph-properties fo:text-align="justify" style:justify-single-word="false"/>
      <style:text-properties officeooo:paragraph-rsid="0012fe0c"/>
    </style:style>
    <style:style style:name="P5" style:family="paragraph" style:parent-style-name="Standard">
      <style:paragraph-properties fo:text-align="justify" style:justify-single-word="false"/>
      <style:text-properties officeooo:paragraph-rsid="00131f4f"/>
    </style:style>
    <style:style style:name="P6" style:family="paragraph" style:parent-style-name="Standard">
      <style:paragraph-properties fo:text-align="justify" style:justify-single-word="false"/>
      <style:text-properties officeooo:paragraph-rsid="0014f253"/>
    </style:style>
    <style:style style:name="P7" style:family="paragraph" style:parent-style-name="Standard">
      <style:paragraph-properties fo:text-align="justify" style:justify-single-word="false"/>
      <style:text-properties officeooo:paragraph-rsid="00177736"/>
    </style:style>
    <style:style style:name="P8" style:family="paragraph" style:parent-style-name="Standard">
      <style:paragraph-properties fo:text-align="justify" style:justify-single-word="false"/>
      <style:text-properties officeooo:paragraph-rsid="001a268c"/>
    </style:style>
    <style:style style:name="P9" style:family="paragraph" style:parent-style-name="Standard">
      <style:paragraph-properties fo:text-align="justify" style:justify-single-word="false"/>
      <style:text-properties officeooo:paragraph-rsid="001a8a0d"/>
    </style:style>
    <style:style style:name="P10" style:family="paragraph" style:parent-style-name="Standard">
      <style:paragraph-properties fo:text-align="justify" style:justify-single-word="false"/>
      <style:text-properties officeooo:paragraph-rsid="001c0014"/>
    </style:style>
    <style:style style:name="P11" style:family="paragraph" style:parent-style-name="Standard">
      <style:paragraph-properties fo:text-align="justify" style:justify-single-word="false"/>
      <style:text-properties officeooo:paragraph-rsid="001d8f6e"/>
    </style:style>
    <style:style style:name="P12" style:family="paragraph" style:parent-style-name="Standard">
      <style:paragraph-properties fo:text-align="justify" style:justify-single-word="false"/>
      <style:text-properties officeooo:paragraph-rsid="001f0315"/>
    </style:style>
    <style:style style:name="P13" style:family="paragraph" style:parent-style-name="Standard">
      <style:paragraph-properties fo:text-align="justify" style:justify-single-word="false"/>
      <style:text-properties officeooo:paragraph-rsid="00265ba1"/>
    </style:style>
    <style:style style:name="P14" style:family="paragraph" style:parent-style-name="Standard">
      <style:paragraph-properties fo:text-align="justify" style:justify-single-word="false"/>
      <style:text-properties officeooo:paragraph-rsid="00266c70"/>
    </style:style>
    <style:style style:name="P15" style:family="paragraph" style:parent-style-name="Standard">
      <style:paragraph-properties fo:text-align="justify" style:justify-single-word="false"/>
      <style:text-properties officeooo:paragraph-rsid="00277ab6"/>
    </style:style>
    <style:style style:name="P16" style:family="paragraph" style:parent-style-name="Standard">
      <style:paragraph-properties fo:text-align="justify" style:justify-single-word="false"/>
      <style:text-properties officeooo:paragraph-rsid="003e8498"/>
    </style:style>
    <style:style style:name="P17" style:family="paragraph" style:parent-style-name="Standard">
      <style:paragraph-properties fo:text-align="justify" style:justify-single-word="false"/>
      <style:text-properties officeooo:rsid="000f5c57" officeooo:paragraph-rsid="000f5c57"/>
    </style:style>
    <style:style style:name="P18" style:family="paragraph" style:parent-style-name="Standard">
      <style:paragraph-properties fo:text-align="justify" style:justify-single-word="false"/>
      <style:text-properties officeooo:rsid="00131f4f" officeooo:paragraph-rsid="00131f4f"/>
    </style:style>
    <style:style style:name="P19" style:family="paragraph" style:parent-style-name="Standard">
      <style:paragraph-properties fo:text-align="justify" style:justify-single-word="false"/>
      <style:text-properties officeooo:rsid="00177736" officeooo:paragraph-rsid="00177736"/>
    </style:style>
    <style:style style:name="P20" style:family="paragraph" style:parent-style-name="Standard">
      <style:paragraph-properties fo:text-align="justify" style:justify-single-word="false"/>
      <style:text-properties officeooo:rsid="00277ab6" officeooo:paragraph-rsid="00277ab6"/>
    </style:style>
    <style:style style:name="P21" style:family="paragraph" style:parent-style-name="Standard">
      <style:paragraph-properties fo:text-align="justify" style:justify-single-word="false"/>
      <style:text-properties officeooo:rsid="00349620" officeooo:paragraph-rsid="00349620"/>
    </style:style>
    <style:style style:name="P22" style:family="paragraph" style:parent-style-name="Standard">
      <style:text-properties officeooo:rsid="00349620" officeooo:paragraph-rsid="00349620"/>
    </style:style>
    <style:style style:name="P23" style:family="paragraph" style:parent-style-name="Standard">
      <style:text-properties officeooo:rsid="00382fe1" officeooo:paragraph-rsid="00382fe1"/>
    </style:style>
    <style:style style:name="P24" style:family="paragraph" style:parent-style-name="Standard">
      <style:text-properties fo:font-weight="bold" officeooo:rsid="00382fe1" officeooo:paragraph-rsid="00382fe1" style:font-weight-asian="bold" style:font-weight-complex="bold"/>
    </style:style>
    <style:style style:name="P25" style:family="paragraph" style:parent-style-name="Standard">
      <style:paragraph-properties fo:text-align="justify" style:justify-single-word="false"/>
      <style:text-properties officeooo:rsid="001845ef"/>
    </style:style>
    <style:style style:name="P26" style:family="paragraph" style:parent-style-name="Standard">
      <style:text-properties officeooo:rsid="00391ef6" officeooo:paragraph-rsid="00391ef6"/>
    </style:style>
    <style:style style:name="P27" style:family="paragraph" style:parent-style-name="Standard">
      <style:text-properties officeooo:rsid="00395143" officeooo:paragraph-rsid="00395143"/>
    </style:style>
    <style:style style:name="P28" style:family="paragraph" style:parent-style-name="Standard">
      <style:text-properties officeooo:rsid="0038520e" officeooo:paragraph-rsid="00382fe1"/>
    </style:style>
    <style:style style:name="P29" style:family="paragraph" style:parent-style-name="Standard">
      <style:paragraph-properties fo:text-align="justify" style:justify-single-word="false"/>
      <style:text-properties officeooo:rsid="003e8498" officeooo:paragraph-rsid="003e8498"/>
    </style:style>
    <style:style style:name="P30" style:family="paragraph" style:parent-style-name="Standard">
      <style:paragraph-properties fo:text-align="justify" style:justify-single-word="false"/>
      <style:text-properties officeooo:rsid="003e8498" officeooo:paragraph-rsid="00456294"/>
    </style:style>
    <style:style style:name="P31" style:family="paragraph" style:parent-style-name="Table_20_Contents">
      <style:text-properties fo:font-weight="bold" officeooo:rsid="00349620" officeooo:paragraph-rsid="00349620" style:font-weight-asian="bold" style:font-weight-complex="bold"/>
    </style:style>
    <style:style style:name="P32" style:family="paragraph" style:parent-style-name="Table_20_Heading">
      <style:paragraph-properties fo:text-align="start" style:justify-single-word="false"/>
      <style:text-properties officeooo:rsid="00349620" officeooo:paragraph-rsid="00349620"/>
    </style:style>
    <style:style style:name="P33" style:family="paragraph" style:parent-style-name="Standard" style:list-style-name="List_20_1">
      <style:paragraph-properties fo:text-align="justify" style:justify-single-word="false"/>
      <style:text-properties officeooo:rsid="003e8498" officeooo:paragraph-rsid="003e8498"/>
    </style:style>
    <style:style style:name="P34" style:family="paragraph" style:parent-style-name="Standard" style:list-style-name="List_20_1">
      <style:text-properties officeooo:rsid="00382fe1" officeooo:paragraph-rsid="00382fe1"/>
    </style:style>
    <style:style style:name="P35" style:family="paragraph" style:parent-style-name="Standard" style:list-style-name="List_20_1">
      <style:text-properties officeooo:rsid="00391ef6" officeooo:paragraph-rsid="00391ef6"/>
    </style:style>
    <style:style style:name="P36" style:family="paragraph" style:parent-style-name="Standard" style:list-style-name="List_20_1">
      <style:paragraph-properties fo:text-align="start" style:justify-single-word="false"/>
      <style:text-properties officeooo:rsid="00391ef6" officeooo:paragraph-rsid="00391ef6"/>
    </style:style>
    <style:style style:name="P37" style:family="paragraph" style:parent-style-name="Standard" style:list-style-name="List_20_1">
      <style:text-properties officeooo:rsid="00395143" officeooo:paragraph-rsid="00395143"/>
    </style:style>
    <style:style style:name="P38" style:family="paragraph" style:parent-style-name="Standard">
      <style:paragraph-properties fo:text-align="justify" style:justify-single-word="false"/>
      <style:text-properties officeooo:rsid="00491280" officeooo:paragraph-rsid="00491280"/>
    </style:style>
    <style:style style:name="P39" style:family="paragraph" style:parent-style-name="Standard">
      <style:paragraph-properties fo:text-align="justify" style:justify-single-word="false"/>
      <style:text-properties officeooo:rsid="00491280" officeooo:paragraph-rsid="004ac772"/>
    </style:style>
    <style:style style:name="P40" style:family="paragraph" style:parent-style-name="Heading_20_1" style:master-page-name="Standard">
      <style:paragraph-properties style:page-number="auto"/>
      <style:text-properties officeooo:rsid="003282e8" officeooo:paragraph-rsid="003282e8"/>
    </style:style>
    <style:style style:name="P41" style:family="paragraph" style:parent-style-name="Heading_20_2">
      <style:text-properties officeooo:rsid="003e8498" officeooo:paragraph-rsid="003e8498"/>
    </style:style>
    <style:style style:name="P42" style:family="paragraph" style:parent-style-name="Heading_20_2">
      <style:paragraph-properties fo:break-before="page"/>
    </style:style>
    <style:style style:name="P43" style:family="paragraph" style:parent-style-name="Heading_20_2">
      <style:paragraph-properties fo:break-before="page"/>
      <style:text-properties officeooo:rsid="003282e8"/>
    </style:style>
    <style:style style:name="P44" style:family="paragraph" style:parent-style-name="Heading_20_3">
      <style:text-properties officeooo:rsid="00349620"/>
    </style:style>
    <style:style style:name="P45" style:family="paragraph" style:parent-style-name="Heading_20_3">
      <style:text-properties officeooo:rsid="00382fe1"/>
    </style:style>
    <style:style style:name="P46" style:family="paragraph" style:parent-style-name="Heading_20_3">
      <style:text-properties officeooo:rsid="0038520e"/>
    </style:style>
    <style:style style:name="P47" style:family="paragraph" style:parent-style-name="Heading_20_3">
      <style:text-properties officeooo:rsid="00391ef6" officeooo:paragraph-rsid="00391ef6"/>
    </style:style>
    <style:style style:name="P48" style:family="paragraph" style:parent-style-name="Heading_20_3">
      <style:text-properties officeooo:rsid="0014f253"/>
    </style:style>
    <style:style style:name="P49" style:family="paragraph" style:parent-style-name="Heading_20_3">
      <style:paragraph-properties fo:break-before="page"/>
    </style:style>
    <style:style style:name="P50" style:family="paragraph" style:parent-style-name="Heading_20_3">
      <style:paragraph-properties fo:break-before="page"/>
      <style:text-properties officeooo:rsid="00382fe1"/>
    </style:style>
    <style:style style:name="P51" style:family="paragraph" style:parent-style-name="Heading_20_4">
      <style:text-properties officeooo:rsid="0014f987"/>
    </style:style>
    <style:style style:name="P52" style:family="paragraph" style:parent-style-name="Heading_20_4">
      <style:paragraph-properties fo:break-before="page"/>
      <style:text-properties officeooo:rsid="0014f987"/>
    </style:style>
    <style:style style:name="T1" style:family="text">
      <style:text-properties officeooo:rsid="000de964"/>
    </style:style>
    <style:style style:name="T2" style:family="text">
      <style:text-properties officeooo:rsid="000f5c57"/>
    </style:style>
    <style:style style:name="T3" style:family="text">
      <style:text-properties officeooo:rsid="00131f4f"/>
    </style:style>
    <style:style style:name="T4" style:family="text">
      <style:text-properties officeooo:rsid="0014f253"/>
    </style:style>
    <style:style style:name="T5" style:family="text">
      <style:text-properties officeooo:rsid="00177736"/>
    </style:style>
    <style:style style:name="T6" style:family="text">
      <style:text-properties officeooo:rsid="001845ef"/>
    </style:style>
    <style:style style:name="T7" style:family="text">
      <style:text-properties officeooo:rsid="001a268c"/>
    </style:style>
    <style:style style:name="T8" style:family="text">
      <style:text-properties officeooo:rsid="001a8a0d"/>
    </style:style>
    <style:style style:name="T9" style:family="text">
      <style:text-properties officeooo:rsid="001c0014"/>
    </style:style>
    <style:style style:name="T10" style:family="text">
      <style:text-properties officeooo:rsid="001d8f6e"/>
    </style:style>
    <style:style style:name="T11" style:family="text">
      <style:text-properties officeooo:rsid="001f0315"/>
    </style:style>
    <style:style style:name="T12" style:family="text">
      <style:text-properties officeooo:rsid="00265ba1"/>
    </style:style>
    <style:style style:name="T13" style:family="text">
      <style:text-properties officeooo:rsid="00266c70"/>
    </style:style>
    <style:style style:name="T14" style:family="text">
      <style:text-properties officeooo:rsid="00277ab6"/>
    </style:style>
    <style:style style:name="T15" style:family="text">
      <style:text-properties officeooo:rsid="00395143"/>
    </style:style>
    <style:style style:name="T16" style:family="text">
      <style:text-properties officeooo:rsid="003dafd5"/>
    </style:style>
    <style:style style:name="T17" style:family="text">
      <style:text-properties officeooo:rsid="003e8498"/>
    </style:style>
    <style:style style:name="T18" style:family="text">
      <style:text-properties officeooo:rsid="00436781"/>
    </style:style>
    <style:style style:name="T19" style:family="text">
      <style:text-properties officeooo:rsid="0045629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819792889429897023" text:style-name="Outline">
        <text:list-item>
          <text:h text:style-name="P40" text:outline-level="1">Changes from previous versions</text:h>
          <text:list>
            <text:list-item>
              <text:h text:style-name="P41" text:outline-level="2">Changes in JPPF 6.0</text:h>
              <text:list>
                <text:list-item>
                  <text:h text:style-name="Heading_20_3" text:outline-level="3"><text:span text:style-name="T17">Package </text:span>org.jppf.client</text:h>
                </text:list-item>
              </text:list>
            </text:list-item>
          </text:list>
        </text:list-item>
      </text:list>
      <text:p text:style-name="P29">In the class AbstractJPPFClient, tthe following deprecated methods were removed:</text:p>
      <text:p text:style-name="P29"/>
      <text:list xml:id="list3002929280602236994" text:style-name="List_20_1">
        <text:list-item>
          <text:p text:style-name="P33">addClientListener(ClientListener)</text:p>
        </text:list-item>
        <text:list-item>
          <text:p text:style-name="P33">removeClientListener(ClientListener)</text:p>
        </text:list-item>
        <text:list-item>
          <text:p text:style-name="P33">getAllConnectionNames()</text:p>
        </text:list-item>
        <text:list-item>
          <text:p text:style-name="P33">getAllConnections()</text:p>
        </text:list-item>
        <text:list-item>
          <text:p text:style-name="P33">getClientConnection()</text:p>
        </text:list-item>
        <text:list-item>
          <text:p text:style-name="P33">getClientConnection(JPPFClientConnectionStatus...)</text:p>
        </text:list-item>
        <text:list-item>
          <text:p text:style-name="P33">getClientConnection(String)</text:p>
        </text:list-item>
      </text:list>
      <text:p text:style-name="P29"/>
      <text:p text:style-name="P29">In the class JPPFClient, tthe following deprecated constructors were removed:</text:p>
      <text:p text:style-name="P29"/>
      <text:list xml:id="list70635862774548" text:continue-numbering="true" text:style-name="List_20_1">
        <text:list-item>
          <text:p text:style-name="P33">JPPFClient(ClientListener...)</text:p>
        </text:list-item>
        <text:list-item>
          <text:p text:style-name="P33">JPPFClient(String, ClientListener...)</text:p>
        </text:list-item>
        <text:list-item>
          <text:p text:style-name="P33">JPPFClient(String, TypedProperties, ClientListener...)</text:p>
        </text:list-item>
      </text:list>
      <text:p text:style-name="P29"/>
      <text:p text:style-name="P29">In the enum Operator, tthe following deprecated enu<text:span text:style-name="T18">m</text:span> constants were removed:</text:p>
      <text:p text:style-name="P29"/>
      <text:list xml:id="list70636681607133" text:continue-numbering="true" text:style-name="List_20_1">
        <text:list-item>
          <text:p text:style-name="P33">GREATER</text:p>
        </text:list-item>
        <text:list-item>
          <text:p text:style-name="P33">LESS</text:p>
        </text:list-item>
      </text:list>
      <text:p text:style-name="P29"/>
      <text:p text:style-name="P29">In the interface ConnectionPool, tthe following deprecated methods were removed:</text:p>
      <text:p text:style-name="P29"/>
      <text:list xml:id="list70634960701927" text:continue-numbering="true" text:style-name="List_20_1">
        <text:list-item>
          <text:p text:style-name="P33">getMaxSize()</text:p>
        </text:list-item>
        <text:list-item>
          <text:p text:style-name="P33">setMaxSize(int)</text:p>
        </text:list-item>
      </text:list>
      <text:p text:style-name="P29"/>
      <text:p text:style-name="P29">In the class AbstractConnectionPool, tthe following deprecated methods were removed:</text:p>
      <text:p text:style-name="P29"/>
      <text:list xml:id="list70634957986742" text:continue-numbering="true" text:style-name="List_20_1">
        <text:list-item>
          <text:p text:style-name="P33">getMaxSize()</text:p>
        </text:list-item>
        <text:list-item>
          <text:p text:style-name="P33">setMaxSize(int)</text:p>
        </text:list-item>
      </text:list>
      <text:list xml:id="list70635992999427" text:continue-list="list3819792889429897023" text:style-name="Outline">
        <text:list-item>
          <text:list>
            <text:list-item>
              <text:list>
                <text:list-item>
                  <text:h text:style-name="Heading_20_3" text:outline-level="3">Package org.jppf.client.event</text:h>
                </text:list-item>
              </text:list>
            </text:list-item>
          </text:list>
        </text:list-item>
      </text:list>
      <text:p text:style-name="P29">The following deprecated classes were removed:</text:p>
      <text:p text:style-name="P29"/>
      <text:list xml:id="list70636029701315" text:continue-list="list70634957986742" text:style-name="List_20_1">
        <text:list-item>
          <text:p text:style-name="P33">ClientListener</text:p>
        </text:list-item>
        <text:list-item>
          <text:p text:style-name="P33">ClientEvent</text:p>
        </text:list-item>
      </text:list>
      <text:list xml:id="list70635656218286" text:continue-list="list70635992999427" text:style-name="Outline">
        <text:list-item>
          <text:list>
            <text:list-item>
              <text:list>
                <text:list-item>
                  <text:h text:style-name="Heading_20_3" text:outline-level="3">Package org.jppf.management</text:h>
                </text:list-item>
              </text:list>
            </text:list-item>
          </text:list>
        </text:list-item>
      </text:list>
      <text:p text:style-name="P29">The following deprecated classes were removed:</text:p>
      <text:p text:style-name="P29"/>
      <text:list xml:id="list70635809752304" text:continue-list="list70636029701315" text:style-name="List_20_1">
        <text:list-item>
          <text:p text:style-name="P33">NodeSelector.AllNodesSelector</text:p>
        </text:list-item>
        <text:list-item>
          <text:p text:style-name="P33">NodeSelector.ExecutionPolicySelector</text:p>
        </text:list-item>
        <text:list-item>
          <text:p text:style-name="P33">NodeSelector.UuidSelector</text:p>
        </text:list-item>
      </text:list>
      <text:list xml:id="list70636316609559" text:continue-list="list70635656218286" text:style-name="Outline">
        <text:list-item>
          <text:list>
            <text:list-item>
              <text:list>
                <text:list-item>
                  <text:h text:style-name="Heading_20_3" text:outline-level="3">Package org.jppf.job</text:h>
                </text:list-item>
              </text:list>
            </text:list-item>
          </text:list>
        </text:list-item>
      </text:list>
      <text:p text:style-name="P29">The following deprecated classes were removed:</text:p>
      <text:p text:style-name="P29"/>
      <text:list xml:id="list70635713708082" text:continue-list="list70635809752304" text:style-name="List_20_1">
        <text:list-item>
          <text:p text:style-name="P33">TaskReturnEvent</text:p>
        </text:list-item>
        <text:list-item>
          <text:p text:style-name="P33">TaskReturnListener</text:p>
        </text:list-item>
        <text:list-item>
          <text:p text:style-name="P33">TaskReturnManager</text:p>
        </text:list-item>
      </text:list>
      <text:p text:style-name="P29"/>
      <text:list xml:id="list70635059793337" text:continue-list="list70636316609559" text:style-name="Outline">
        <text:list-item>
          <text:list>
            <text:list-item>
              <text:list>
                <text:list-item>
                  <text:h text:style-name="P49" text:outline-level="3">Package org.jppf.load.balancer</text:h>
                </text:list-item>
              </text:list>
            </text:list-item>
          </text:list>
        </text:list-item>
      </text:list>
      <text:p text:style-name="P29">In interface LoadBalancingProfile, the <text:span text:style-name="T19">deprecated </text:span>copy() method was removed</text:p>
      <text:p text:style-name="P30">In interface Bundler, the <text:span text:style-name="T19">deprecated </text:span>copy() method was removed</text:p>
      <text:p text:style-name="P30">In class AbstractLoadBalancingProfile, the <text:span text:style-name="T19">deprecated </text:span>copy() method was removed</text:p>
      <text:p text:style-name="P30">In class AbstractBundler, the <text:span text:style-name="T19">deprecated </text:span>copy() method was removed</text:p>
      <text:p text:style-name="P29">The interface JobAwarenessEx was renamed to JobAwareness and <text:s/>JobAwarenessEx was removed</text:p>
      <text:p text:style-name="P30">The <text:span text:style-name="T19">deprecated </text:span>NodeAwareness interface was removed</text:p>
      <text:list xml:id="list70636672448337" text:continue-numbering="true" text:style-name="Outline">
        <text:list-item>
          <text:list>
            <text:list-item>
              <text:list>
                <text:list-item>
                  <text:h text:style-name="Heading_20_3" text:outline-level="3">Package org.jppf.load.balancer.impl</text:h>
                </text:list-item>
              </text:list>
            </text:list-item>
          </text:list>
        </text:list-item>
      </text:list>
      <text:p text:style-name="P29">The following deprecated classes were removed:</text:p>
      <text:p text:style-name="P29"/>
      <text:list xml:id="list70635963860644" text:continue-list="list70635713708082" text:style-name="List_20_1">
        <text:list-item>
          <text:p text:style-name="P33">RLBundler</text:p>
        </text:list-item>
        <text:list-item>
          <text:p text:style-name="P33">RLProfile</text:p>
        </text:list-item>
      </text:list>
      <text:list xml:id="list70635180168129" text:continue-list="list70636672448337" text:style-name="Outline">
        <text:list-item>
          <text:list>
            <text:list-item>
              <text:list>
                <text:list-item>
                  <text:h text:style-name="Heading_20_3" text:outline-level="3">Package org.jppf.load.balancer.spi</text:h>
                </text:list-item>
              </text:list>
            </text:list-item>
          </text:list>
        </text:list-item>
      </text:list>
      <text:p text:style-name="P29">The deprecated class RLBundlerProvider was removed.</text:p>
      <text:list xml:id="list70636184785204" text:continue-numbering="true" text:style-name="Outline">
        <text:list-item>
          <text:list>
            <text:list-item>
              <text:list>
                <text:list-item>
                  <text:h text:style-name="Heading_20_3" text:outline-level="3">Package org.jppf.node.screensaver</text:h>
                </text:list-item>
              </text:list>
            </text:list-item>
          </text:list>
        </text:list-item>
      </text:list>
      <text:p text:style-name="P29">In class NodeIntegrationAdapter the deprecated method setScreenSaver(JPPFScreenSaver) was removed</text:p>
      <text:p text:style-name="P29">In interface NodeIntegration the deprecated method setScreenSaver(JPPFScreenSaver) was removed</text:p>
      <text:list xml:id="list70635096528863" text:continue-numbering="true" text:style-name="Outline">
        <text:list-item>
          <text:list>
            <text:list-item>
              <text:list>
                <text:list-item>
                  <text:h text:style-name="Heading_20_3" text:outline-level="3">Package org.jppf.server.job.management</text:h>
                </text:list-item>
              </text:list>
            </text:list-item>
          </text:list>
        </text:list-item>
      </text:list>
      <text:p text:style-name="P29">In class DriverJobManagementMBean the deprecated method getAllJobIds() was removed</text:p>
      <text:list xml:id="list70635514947837" text:continue-numbering="true" text:style-name="Outline">
        <text:list-item>
          <text:list>
            <text:list-item>
              <text:list>
                <text:list-item>
                  <text:h text:style-name="Heading_20_3" text:outline-level="3">Package org.jppf.node.protocol</text:h>
                </text:list-item>
              </text:list>
            </text:list-item>
          </text:list>
        </text:list-item>
      </text:list>
      <text:p text:style-name="P39">In interface Task and class AbstractTask, the <text:span text:style-name="T17">deprecated </text:span>method getException() was removed.</text:p>
      <text:p text:style-name="P38"/>
      <text:p text:style-name="P16"/>
      <text:list xml:id="list70634753484277" text:continue-numbering="true" text:style-name="Outline">
        <text:list-item>
          <text:list>
            <text:list-item>
              <text:h text:style-name="P43" text:outline-level="2">Changes in JPPF 5.0</text:h>
              <text:list>
                <text:list-item>
                  <text:h text:style-name="P44" text:outline-level="3">New packaging</text:h>
                </text:list-item>
              </text:list>
            </text:list-item>
          </text:list>
        </text:list-item>
      </text:list>
      <text:p text:style-name="P21">Version 5.0 introduces a more consistent packaging and distribution of the JPPF libraries. The following table compares the JPPF libraries present in each component distribution between versions 5.0 and <text:span text:style-name="T16">4</text:span>.0:</text:p>
      <text:p text:style-name="P22"/>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32">Distribution</text:p>
            </table:table-cell>
            <table:table-cell table:style-name="Table1.A1" office:value-type="string">
              <text:p text:style-name="P32">Jars in 5.0</text:p>
            </table:table-cell>
            <table:table-cell table:style-name="Table1.C1" office:value-type="string">
              <text:p text:style-name="P32">Jars in 4.0</text:p>
            </table:table-cell>
          </table:table-row>
        </table:table-header-rows>
        <table:table-row>
          <table:table-cell table:style-name="Table1.A2" office:value-type="string">
            <text:p text:style-name="P31">Node</text:p>
          </table:table-cell>
          <table:table-cell table:style-name="Table1.A2" office:value-type="string">
            <text:p text:style-name="P22">jppf-common.jar<text:line-break/>jppf-node.jar</text:p>
          </table:table-cell>
          <table:table-cell table:style-name="Table1.C2" office:value-type="string">
            <text:p text:style-name="P22">jppf-common-node.jar</text:p>
          </table:table-cell>
        </table:table-row>
        <table:table-row>
          <table:table-cell table:style-name="Table1.A2" office:value-type="string">
            <text:p text:style-name="P31">Server</text:p>
          </table:table-cell>
          <table:table-cell table:style-name="Table1.A2" office:value-type="string">
            <text:p text:style-name="P22">jppf-common.jar<text:line-break/>jppf-node.jar<text:line-break/>jppf-server.jar</text:p>
          </table:table-cell>
          <table:table-cell table:style-name="Table1.C2" office:value-type="string">
            <text:p text:style-name="P22">jppf-common-node.jar<text:line-break/>jppf-common.jar<text:line-break/>jppf-server.jar</text:p>
          </table:table-cell>
        </table:table-row>
        <table:table-row>
          <table:table-cell table:style-name="Table1.A2" office:value-type="string">
            <text:p text:style-name="P31">Client</text:p>
          </table:table-cell>
          <table:table-cell table:style-name="Table1.A2" office:value-type="string">
            <text:p text:style-name="P22">jppf-common.jar<text:line-break/>jppf-client.jar</text:p>
          </table:table-cell>
          <table:table-cell table:style-name="Table1.C2" office:value-type="string">
            <text:p text:style-name="P22">jppf-common-node.jar<text:line-break/>jppf-common.jar<text:line-break/>jppf-client.jar</text:p>
          </table:table-cell>
        </table:table-row>
        <table:table-row>
          <table:table-cell table:style-name="Table1.A2" office:value-type="string">
            <text:p text:style-name="P31">Administration console</text:p>
          </table:table-cell>
          <table:table-cell table:style-name="Table1.A2" office:value-type="string">
            <text:p text:style-name="P22">jppf-common.jar<text:line-break/>jppf-client.jar<text:line-break/>jppf-admin.jar</text:p>
          </table:table-cell>
          <table:table-cell table:style-name="Table1.C2" office:value-type="string">
            <text:p text:style-name="P22">jppf-common-node.jar<text:line-break/>jppf-common.jar<text:line-break/>jppf-client.jar<text:line-break/>jppf-admin.jar</text:p>
          </table:table-cell>
        </table:table-row>
      </table:table>
      <text:list xml:id="list70636205112182" text:continue-numbering="true" text:style-name="Outline">
        <text:list-item>
          <text:list>
            <text:list-item>
              <text:list>
                <text:list-item>
                  <text:h text:style-name="P45" text:outline-level="3">Location API classes:</text:h>
                </text:list-item>
              </text:list>
            </text:list-item>
          </text:list>
        </text:list-item>
      </text:list>
      <text:p text:style-name="P23">The following classes were moved from the package org.jppf.node.protocol to the package org.jppf.location:</text:p>
      <text:p text:style-name="P23"/>
      <text:list xml:id="list70634669959744" text:continue-list="list70635963860644" text:style-name="List_20_1">
        <text:list-item>
          <text:p text:style-name="P34">AbstractLocation</text:p>
        </text:list-item>
        <text:list-item>
          <text:p text:style-name="P34">FileLocation</text:p>
        </text:list-item>
        <text:list-item>
          <text:p text:style-name="P34">Location</text:p>
        </text:list-item>
        <text:list-item>
          <text:p text:style-name="P34">LocationEvent</text:p>
        </text:list-item>
        <text:list-item>
          <text:p text:style-name="P34">LocationEventListener</text:p>
        </text:list-item>
        <text:list-item>
          <text:p text:style-name="P34">MemoryLocation</text:p>
        </text:list-item>
        <text:list-item>
          <text:p text:style-name="P34">URLLocation</text:p>
        </text:list-item>
      </text:list>
      <text:p text:style-name="P23"/>
      <text:list xml:id="list70636530478621" text:continue-list="list70636205112182" text:style-name="Outline">
        <text:list-item>
          <text:list>
            <text:list-item>
              <text:list>
                <text:list-item>
                  <text:h text:style-name="P45" text:outline-level="3">Load-balancer classes</text:h>
                </text:list-item>
              </text:list>
            </text:list-item>
          </text:list>
        </text:list-item>
      </text:list>
      <text:p text:style-name="P23">The classes which were in the package org.jppf.server.schedule.bundle and its subpackages were moved to the org.jppf.load.balancer package and subpackages:</text:p>
      <text:p text:style-name="P23"/>
      <table:table table:name="Table2" table:style-name="Table2">
        <table:table-column table:style-name="Table2.A"/>
        <table:table-column table:style-name="Table2.B"/>
        <table:table-header-rows>
          <table:table-row>
            <table:table-cell table:style-name="Table2.A1" office:value-type="string">
              <text:p text:style-name="P24">v4.0 packages</text:p>
            </table:table-cell>
            <table:table-cell table:style-name="Table2.B1" office:value-type="string">
              <text:p text:style-name="P24">Moved to in v5.0</text:p>
            </table:table-cell>
          </table:table-row>
        </table:table-header-rows>
        <table:table-row>
          <table:table-cell table:style-name="Table2.A2" office:value-type="string">
            <text:p text:style-name="P23">org.jppf.server.scheduler.bundle</text:p>
          </table:table-cell>
          <table:table-cell table:style-name="Table2.B2" office:value-type="string">
            <text:p text:style-name="P23">org.jppf.load.balancer</text:p>
          </table:table-cell>
        </table:table-row>
        <table:table-row>
          <table:table-cell table:style-name="Table2.A2" office:value-type="string">
            <text:p text:style-name="P23">org.jppf.server.scheduler.bundle.autotuned<text:line-break/>org.jppf.server.scheduler.bundle.fixedsize<text:line-break/>org.jppf.server.scheduler.bundle.impl<text:line-break/>org.jppf.server.scheduler.bundle.nodethreads<text:line-break/>org.jppf.server.scheduler.bundle.proportional</text:p>
            <text:p text:style-name="P23">org.jppf.server.scheduler.bundle.rl</text:p>
          </table:table-cell>
          <table:table-cell table:style-name="Table2.B2" office:value-type="string">
            <text:p text:style-name="P23">org.jppf.load.balancer.impl</text:p>
          </table:table-cell>
        </table:table-row>
        <table:table-row>
          <table:table-cell table:style-name="Table2.A2" office:value-type="string">
            <text:p text:style-name="P23">org.jppf.server.scheduler.bundle.providers<text:line-break/>org.jppf.server.scheduler.bundle.spi</text:p>
          </table:table-cell>
          <table:table-cell table:style-name="Table2.B2" office:value-type="string">
            <text:p text:style-name="P23">org.jppf.load.balancer.spi</text:p>
          </table:table-cell>
        </table:table-row>
      </table:table>
      <text:p text:style-name="P23"/>
      <text:p text:style-name="P23">Accordingly, the service definition file META-INF/services/org.jppf.server.schedule.bundle.spi.JPPFBundlerProvider was moved to META-INF/services/org.jppf.load.balancer.spi.JPPFBundlerProvider</text:p>
      <text:p text:style-name="P23"/>
      <text:list xml:id="list70634738950134" text:continue-numbering="true" text:style-name="Outline">
        <text:list-item>
          <text:list>
            <text:list-item>
              <text:list>
                <text:list-item>
                  <text:h text:style-name="P50" text:outline-level="3">Package org.jppf.server.protocol</text:h>
                </text:list-item>
              </text:list>
            </text:list-item>
          </text:list>
        </text:list-item>
      </text:list>
      <text:p text:style-name="P23">The following classes were moved to the package org.jppf.node.protocol:</text:p>
      <text:p text:style-name="P23"/>
      <text:list xml:id="list70634815229248" text:continue-list="list70634669959744" text:style-name="List_20_1">
        <text:list-item>
          <text:p text:style-name="P34">JPPFTask</text:p>
        </text:list-item>
        <text:list-item>
          <text:p text:style-name="P34">JPPFRunnable</text:p>
        </text:list-item>
        <text:list-item>
          <text:p text:style-name="P34">CommandLineTask</text:p>
        </text:list-item>
        <text:list-item>
          <text:p text:style-name="P34">ClassPathElementImpl</text:p>
        </text:list-item>
      </text:list>
      <text:list xml:id="list70635208328153" text:continue-list="list70634738950134" text:style-name="Outline">
        <text:list-item>
          <text:list>
            <text:list-item>
              <text:list>
                <text:list-item>
                  <text:h text:style-name="P46" text:outline-level="3">Package org.jppf.task.storage</text:h>
                </text:list-item>
              </text:list>
            </text:list-item>
          </text:list>
        </text:list-item>
      </text:list>
      <text:p text:style-name="P28">The following classes were moved to the package org.jppf.node.protocol:</text:p>
      <text:list xml:id="list70636477698487" text:continue-list="list70634815229248" text:style-name="List_20_1">
        <text:list-item>
          <text:p text:style-name="P34">DataProvider</text:p>
        </text:list-item>
        <text:list-item>
          <text:p text:style-name="P34">MemoryMapDataProvider</text:p>
        </text:list-item>
      </text:list>
      <text:list xml:id="list70636237784845" text:continue-list="list70635208328153" text:style-name="Outline">
        <text:list-item>
          <text:list>
            <text:list-item>
              <text:list>
                <text:list-item>
                  <text:h text:style-name="Heading_20_3" text:outline-level="3">Package org.jppf.client</text:h>
                </text:list-item>
              </text:list>
            </text:list-item>
          </text:list>
        </text:list-item>
      </text:list>
      <text:p text:style-name="P26">class JPPFJob: the method <text:span text:style-name="Code_20_char">getStatus()</text:span> now returns an org.jppf.client.JobStatus enum value</text:p>
      <text:list xml:id="list70635343831175" text:continue-numbering="true" text:style-name="Outline">
        <text:list-item>
          <text:list>
            <text:list-item>
              <text:list>
                <text:list-item>
                  <text:h text:style-name="Heading_20_3" text:outline-level="3">Package org.jppf.client.submission</text:h>
                </text:list-item>
              </text:list>
            </text:list-item>
          </text:list>
        </text:list-item>
      </text:list>
      <text:p text:style-name="P26">This package has been removed.</text:p>
      <text:p text:style-name="P26">The class SubmissionStatus was moved and renamed as org.jppf.client.JobStatus</text:p>
      <text:list xml:id="list70635741030843" text:continue-numbering="true" text:style-name="Outline">
        <text:list-item>
          <text:list>
            <text:list-item>
              <text:list>
                <text:list-item>
                  <text:h text:style-name="P47" text:outline-level="3">Package org.jppf.client.event</text:h>
                </text:list-item>
              </text:list>
            </text:list-item>
          </text:list>
        </text:list-item>
      </text:list>
      <text:p text:style-name="P26">Class SubmissionStatusEvent:</text:p>
      <text:list xml:id="list70636340031269" text:continue-list="list70636477698487" text:style-name="List_20_1">
        <text:list-item>
          <text:p text:style-name="P35">the class was renamed to JobStatusEvent</text:p>
        </text:list-item>
        <text:list-item>
          <text:p text:style-name="P35">the method <text:span text:style-name="Code_20_char">getStatus()</text:span> now returns an org.jppf.client.JobStatus enum value</text:p>
        </text:list-item>
        <text:list-item>
          <text:p text:style-name="P35">the method <text:span text:style-name="Code_20_char">getSubmissionId()</text:span> was renamed to <text:span text:style-name="Code_20_char">getJobUuid()</text:span></text:p>
        </text:list-item>
      </text:list>
      <text:p text:style-name="P26"/>
      <text:p text:style-name="P26">Class SubmissionStatusListener:</text:p>
      <text:list xml:id="list70636151623552" text:continue-numbering="true" text:style-name="List_20_1">
        <text:list-item>
          <text:p text:style-name="P35">the class was renamed to JobStatusListener</text:p>
        </text:list-item>
        <text:list-item>
          <text:p text:style-name="P36">the method <text:span text:style-name="Code_20_char"><text:span text:style-name="T15">s</text:span></text:span><text:span text:style-name="Code_20_char">ubmissionStatusChanged(SubmissionStatusEvent)</text:span> was refactored into <text:span text:style-name="Code_20_char"><text:span text:style-name="T15"><text:s/>j</text:span></text:span><text:span text:style-name="Code_20_char">obStatusChanged(</text:span><text:span text:style-name="Code_20_char"><text:span text:style-name="T15">J</text:span></text:span><text:span text:style-name="Code_20_char">obStatusEvent)</text:span></text:p>
        </text:list-item>
      </text:list>
      <text:list xml:id="list70634923278062" text:continue-list="list70635741030843" text:style-name="Outline">
        <text:list-item>
          <text:list>
            <text:list-item>
              <text:list>
                <text:list-item>
                  <text:h text:style-name="P47" text:outline-level="3">Package org.jppf.jca.cci</text:h>
                </text:list-item>
              </text:list>
            </text:list-item>
          </text:list>
        </text:list-item>
      </text:list>
      <text:p text:style-name="P27">Interface JPPFConnection:</text:p>
      <text:list xml:id="list70635731202557" text:continue-list="list70636151623552" text:style-name="List_20_1">
        <text:list-item>
          <text:p text:style-name="P37"><text:span text:style-name="Code_20_char">submit(JPPFJob job, SubmissionStatusListener)</text:span> was refactored into <text:span text:style-name="Code_20_char">submit(JPPFJob, JobStatusListener)</text:span></text:p>
        </text:list-item>
        <text:list-item>
          <text:p text:style-name="P37"><text:span text:style-name="Code_20_char">addSubmissionStatusListener(String, SubmissionStatusListener)</text:span> was refactored into <text:span text:style-name="Code_20_char">addJobStatusListener(String, JobStatusListener)</text:span></text:p>
        </text:list-item>
        <text:list-item>
          <text:p text:style-name="P37"><text:span text:style-name="Code_20_char">removeSubmissionStatusListener(String, SubmissionStatusListener)</text:span> was refactored into <text:span text:style-name="Code_20_char">removeJobStatusListener(String, JobStatusListener)</text:span></text:p>
        </text:list-item>
        <text:list-item>
          <text:p text:style-name="P37"><text:span text:style-name="Code_20_char">SubmissionStatus getSubmissionStatus(String)</text:span> was refactored into <text:span text:style-name="Code_20_char">JobStatus getJobStatus(String)</text:span></text:p>
        </text:list-item>
        <text:list-item>
          <text:p text:style-name="P37"><text:span text:style-name="Code_20_char">getAllSubmissionIds()</text:span> was renamed to <text:span text:style-name="Code_20_char">getAllJobIds()</text:span></text:p>
        </text:list-item>
      </text:list>
      <text:p text:style-name="P27"/>
      <text:p text:style-name="P26"/>
      <text:list xml:id="list70635881626180" text:continue-list="list70634923278062" text:style-name="Outline">
        <text:list-item>
          <text:list>
            <text:list-item>
              <text:h text:style-name="P42" text:outline-level="2">API changes in JPPF 4.0</text:h>
              <text:list>
                <text:list-item>
                  <text:h text:style-name="Heading_20_3" text:outline-level="3"><text:bookmark-start text:name="__RefHeading__26959_1969384661"/>Introduction<text:bookmark-end text:name="__RefHeading__26959_1969384661"/></text:h>
                </text:list-item>
              </text:list>
            </text:list-item>
          </text:list>
        </text:list-item>
      </text:list>
      <text:p text:style-name="P1">This chapter lists the public documented classes and methods that have changes from the latest JPPF 3.x version to JPPF 4.0. Some methods have been deprecated and should be working in existing code, to the best of our knowledge. It is strongly recommended that any new code written against the 4.0 API strictly avoid the use of deprecated APIs.</text:p>
      <text:list xml:id="list70636154018968" text:continue-numbering="true" text:style-name="Outline">
        <text:list-item>
          <text:list>
            <text:list-item>
              <text:list>
                <text:list-item>
                  <text:h text:style-name="Heading_20_3" text:outline-level="3"><text:bookmark-start text:name="__RefHeading__26961_1969384661"/>The new Task API<text:bookmark-end text:name="__RefHeading__26961_1969384661"/></text:h>
                  <text:list>
                    <text:list-item>
                      <text:h text:style-name="Heading_20_4" text:outline-level="4"><text:bookmark-start text:name="__RefHeading__26963_1969384661"/>New design<text:bookmark-end text:name="__RefHeading__26963_1969384661"/></text:h>
                    </text:list-item>
                  </text:list>
                </text:list-item>
              </text:list>
            </text:list-item>
          </text:list>
        </text:list-item>
      </text:list>
      <text:p text:style-name="P3"><text:span text:style-name="T1">In JPPF 3.x, </text:span><text:a xlink:type="simple" xlink:href="http://www.jppf.org/javadoc/6.0/index.html?org/jppf/server/protocol/JPPFTask.html" text:style-name="Internet_20_link" text:visited-style-name="Visited_20_Internet_20_Link"><text:span text:style-name="T1">JPPFTask</text:span></text:a><text:span text:style-name="T1"> was, for all practical purposes, the base class for all tasks in JPPF. Version 4.0 introduces a more generic API, based on the </text:span><text:a xlink:type="simple" xlink:href="http://www.jppf.org/javadoc/6.0/index.html?org/jppf/node/protocol/Task.html" text:style-name="Internet_20_link" text:visited-style-name="Visited_20_Internet_20_Link"><text:span text:style-name="T1">Task&lt;T&gt;</text:span></text:a><text:span text:style-name="T1"> interface and its concrete implementation </text:span><text:a xlink:type="simple" xlink:href="http://www.jppf.org/javadoc/6.0/index.html?org/jppf/node/protocol/AbstractTask.html" text:style-name="Internet_20_link" text:visited-style-name="Visited_20_Internet_20_Link"><text:span text:style-name="T1">AbstractTask&lt;T&gt;</text:span></text:a><text:span text:style-name="T1">, with </text:span><text:a xlink:type="simple" xlink:href="http://www.jppf.org/javadoc/6.0/index.html?org/jppf/server/protocol/JPPFTask.html" text:style-name="Internet_20_link" text:visited-style-name="Visited_20_Internet_20_Link"><text:span text:style-name="T1">JPPFTask</text:span></text:a><text:span text:style-name="T1"> redefined as </text:span><text:span text:style-name="Code_20_char"><text:span text:style-name="T1">public class JPPFTask extends AbstractTask&lt;Object&gt; {}</text:span></text:span><text:span text:style-name="T1">.</text:span></text:p>
      <text:p text:style-name="P2"/>
      <text:p text:style-name="P17">Most of of the API changes listed here relate to this new design, which has implications well beyond the scope of the tasks implementation.</text:p>
      <text:p text:style-name="P17"/>
      <text:p text:style-name="P4"><text:span text:style-name="T2">As of JPPF 4.0, the base interface for concrete task implementations is offically </text:span><text:a xlink:type="simple" xlink:href="http://www.jppf.org/javadoc/6.0/index.html?org/jppf/node/protocol/Task.html" text:style-name="Internet_20_link" text:visited-style-name="Visited_20_Internet_20_Link"><text:span text:style-name="T2">Task&lt;T&gt;</text:span></text:a><text:span text:style-name="T2">, with JPPF providing a generic abstract implementation </text:span><text:a xlink:type="simple" xlink:href="http://www.jppf.org/javadoc/6.0/index.html?org/jppf/node/protocol/AbstractTask.html" text:style-name="Internet_20_link" text:visited-style-name="Visited_20_Internet_20_Link"><text:span text:style-name="T2">AbstractTask&lt;T&gt;</text:span></text:a><text:span text:style-name="T2">, which implements all methods of the interface, except the </text:span><text:span text:style-name="Code_20_char"><text:span text:style-name="T2">run()</text:span></text:span><text:span text:style-name="T2"> method inherited from the </text:span><text:span text:style-name="Code_20_char"><text:span text:style-name="T2">Runnable</text:span></text:span><text:span text:style-name="T2"> interface. All JPPF 4.0 users are strongly encouraged to use </text:span><text:a xlink:type="simple" xlink:href="http://www.jppf.org/javadoc/6.0/index.html?org/jppf/node/protocol/AbstractTask.html" text:style-name="Internet_20_link" text:visited-style-name="Visited_20_Internet_20_Link"><text:span text:style-name="T2">AbstractTask&lt;T&gt;</text:span></text:a><text:span text:style-name="T2">, for consistency with the framework.</text:span></text:p>
      <text:list xml:id="list70636423698428" text:continue-numbering="true" text:style-name="Outline">
        <text:list-item>
          <text:list>
            <text:list-item>
              <text:list>
                <text:list-item>
                  <text:list>
                    <text:list-item>
                      <text:h text:style-name="Heading_20_4" text:outline-level="4"><text:bookmark-start text:name="__RefHeading__26965_1969384661"/>New and changed methods<text:bookmark-end text:name="__RefHeading__26965_1969384661"/></text:h>
                    </text:list-item>
                  </text:list>
                </text:list-item>
              </text:list>
            </text:list-item>
          </text:list>
        </text:list-item>
      </text:list>
      <text:p text:style-name="P5"><text:span text:style-name="T3">In </text:span><text:a xlink:type="simple" xlink:href="http://www.jppf.org/javadoc/6.0/index.html?org/jppf/node/protocol/Task.html" text:style-name="Internet_20_link" text:visited-style-name="Visited_20_Internet_20_Link"><text:span text:style-name="T3">Task&lt;T&gt;</text:span></text:a><text:span text:style-name="T3">, the methods </text:span><text:span text:style-name="Code_20_char"><text:span text:style-name="T3">getException()</text:span></text:span><text:span text:style-name="T3"> and </text:span><text:span text:style-name="Code_20_char"><text:span text:style-name="T3">setException(Exception)</text:span></text:span><text:span text:style-name="T3"> were deprecated and are now replaced with the more generic </text:span><text:span text:style-name="Code_20_char"><text:span text:style-name="T3">getThrowable()</text:span></text:span><text:span text:style-name="T3"> and </text:span><text:span text:style-name="Code_20_char"><text:span text:style-name="T3">setThrowable(Throwable)</text:span></text:span><text:span text:style-name="T3"> respectively.</text:span></text:p>
      <text:p text:style-name="P17"/>
      <text:p text:style-name="P5"><text:span text:style-name="T3">Since these new methods may be inconsistent with </text:span><text:span text:style-name="Code_20_char"><text:span text:style-name="T3">catch(Some_Exception_Class) {}</text:span></text:span><text:span text:style-name="T3"> clauses in existing code, a utility class </text:span><text:a xlink:type="simple" xlink:href="http://www.jppf.org/javadoc/6.0/index.html?org/jppf/utils/ExceptionUtils.html" text:style-name="Internet_20_link" text:visited-style-name="Visited_20_Internet_20_Link"><text:span text:style-name="T3">ExceptionUtils</text:span></text:a><text:span text:style-name="T3"> is provided, with helper methods to convert a generic </text:span><text:span text:style-name="Code_20_char"><text:span text:style-name="T3">Throwable</text:span></text:span><text:span text:style-name="T3"> into a more specfic exception type.</text:span></text:p>
      <text:p text:style-name="P18"/>
      <text:p text:style-name="P6"><text:span text:style-name="T4">A new method </text:span><text:span text:style-name="Code_20_char"><text:span text:style-name="T4">fireNotification(Object userObject, boolean sendViaJmx)</text:span></text:span><text:span text:style-name="T4"> was added, which allows the tasks to send notifications to local listeners ot remote listeners via JMX.</text:span></text:p>
      <text:list xml:id="list70636797303186" text:continue-numbering="true" text:style-name="Outline">
        <text:list-item>
          <text:list>
            <text:list-item>
              <text:list>
                <text:list-item>
                  <text:h text:style-name="Heading_20_3" text:outline-level="3"><text:bookmark-start text:name="__RefHeading__26967_1969384661"/>Package org.jppf.client<text:bookmark-end text:name="__RefHeading__26967_1969384661"/></text:h>
                  <text:list>
                    <text:list-item>
                      <text:h text:style-name="P51" text:outline-level="4"><text:bookmark-start text:name="__RefHeading__26969_1969384661"/>Class JPPFClient<text:bookmark-end text:name="__RefHeading__26969_1969384661"/></text:h>
                    </text:list-item>
                  </text:list>
                </text:list-item>
              </text:list>
            </text:list-item>
          </text:list>
        </text:list-item>
      </text:list>
      <text:p text:style-name="P7"><text:span text:style-name="Code_20_char"><text:span text:style-name="T5">submit(JPPFJob)</text:span></text:span><text:span text:style-name="T5">, which returns a List&lt;JPPFTask&gt;, is deprecated and replaced with </text:span><text:span text:style-name="Code_20_char"><text:span text:style-name="T5">submitJob(JPPFJob)</text:span></text:span><text:span text:style-name="T5">, which returns a </text:span><text:span text:style-name="Code_20_char"><text:span text:style-name="T5">List&lt;Task&lt;?&gt;&gt;</text:span></text:span><text:span text:style-name="T5">.</text:span></text:p>
      <text:p text:style-name="P19"/>
      <text:p text:style-name="P7"><text:span text:style-name="Code_20_char"><text:span text:style-name="T5">reset()</text:span></text:span><text:span text:style-name="T5"> and </text:span><text:span text:style-name="Code_20_char"><text:span text:style-name="T5">reset(TypedProperties)</text:span></text:span><text:span text:style-name="T5"> methods have been added.</text:span></text:p>
      <text:list xml:id="list70635219696825" text:continue-numbering="true" text:style-name="Outline">
        <text:list-item>
          <text:list>
            <text:list-item>
              <text:list>
                <text:list-item>
                  <text:list>
                    <text:list-item>
                      <text:h text:style-name="P51" text:outline-level="4"><text:bookmark-start text:name="__RefHeading__26971_1969384661"/>Class AbstractJPPFClient<text:bookmark-end text:name="__RefHeading__26971_1969384661"/></text:h>
                    </text:list-item>
                  </text:list>
                </text:list-item>
              </text:list>
            </text:list-item>
          </text:list>
        </text:list-item>
      </text:list>
      <text:p text:style-name="P7"><text:span text:style-name="T5">As for </text:span><text:span text:style-name="Code_20_char"><text:span text:style-name="T5">JPPFClient</text:span></text:span><text:span text:style-name="T5">, the abstract definition of </text:span><text:span text:style-name="Code_20_char"><text:span text:style-name="T5">submit(JPPFJob)</text:span></text:span><text:span text:style-name="T5"> is deprecated and replaced with the method </text:span><text:span text:style-name="Code_20_char"><text:span text:style-name="T5">submitJob(JPPFJob)</text:span></text:span><text:span text:style-name="T5">,</text:span></text:p>
      <text:list xml:id="list70636352965519" text:continue-numbering="true" text:style-name="Outline">
        <text:list-item>
          <text:list>
            <text:list-item>
              <text:list>
                <text:list-item>
                  <text:list>
                    <text:list-item>
                      <text:h text:style-name="P51" text:outline-level="4"><text:bookmark-start text:name="__RefHeading__26973_1969384661"/>Class JPPFJob<text:bookmark-end text:name="__RefHeading__26973_1969384661"/></text:h>
                    </text:list-item>
                  </text:list>
                </text:list-item>
              </text:list>
            </text:list-item>
          </text:list>
        </text:list-item>
      </text:list>
      <text:p text:style-name="P7"><text:span text:style-name="Code_20_char"><text:span text:style-name="T5">addTask(Object, Object...)</text:span></text:span><text:span text:style-name="T5"> and </text:span><text:span text:style-name="Code_20_char"><text:span text:style-name="T5">addTask(String, Object, Object...)</text:span></text:span><text:span text:style-name="T5">, which return a </text:span><text:span text:style-name="Code_20_char"><text:span text:style-name="T5">JPPFTask</text:span></text:span><text:span text:style-name="T5">, are deprecated and replaced with </text:span><text:span text:style-name="Code_20_char"><text:span text:style-name="T5">add(Object, Object...)</text:span></text:span><text:span text:style-name="T5"> and </text:span><text:span text:style-name="Code_20_char"><text:span text:style-name="T5">add(String, Object, Object...)</text:span></text:span><text:span text:style-name="T5"> respectively, which return a </text:span><text:span text:style-name="Code_20_char"><text:span text:style-name="T5">Task&lt;?&gt;</text:span></text:span><text:span text:style-name="T5">.</text:span></text:p>
      <text:list xml:id="list70635368829344" text:continue-numbering="true" text:style-name="Outline">
        <text:list-item>
          <text:list>
            <text:list-item>
              <text:list>
                <text:list-item>
                  <text:list>
                    <text:list-item>
                      <text:h text:style-name="P51" text:outline-level="4"><text:bookmark-start text:name="__RefHeading__26975_1969384661"/>Class JPPFResultCollector<text:bookmark-end text:name="__RefHeading__26975_1969384661"/></text:h>
                    </text:list-item>
                  </text:list>
                </text:list-item>
              </text:list>
            </text:list-item>
          </text:list>
        </text:list-item>
      </text:list>
      <text:p text:style-name="P2"><text:span text:style-name="Code_20_char"><text:span text:style-name="T6">getResults()</text:span></text:span><text:span text:style-name="T6">, </text:span><text:span text:style-name="Code_20_char"><text:span text:style-name="T6">waitForResults()</text:span></text:span><text:span text:style-name="T6">, and </text:span><text:span text:style-name="Code_20_char"><text:span text:style-name="T6">waitForResults(long)</text:span></text:span><text:span text:style-name="T6">, which return a </text:span><text:span text:style-name="Code_20_char"><text:span text:style-name="T6">List&lt;JPPFTask&gt;</text:span></text:span><text:span text:style-name="T6">, have been <text:s/>deprecated and replaced with </text:span><text:span text:style-name="Code_20_char"><text:span text:style-name="T6">getAllResults()</text:span></text:span><text:span text:style-name="T6">, </text:span><text:span text:style-name="Code_20_char"><text:span text:style-name="T6">awaitResults()</text:span></text:span><text:span text:style-name="T6"> and </text:span><text:span text:style-name="Code_20_char"><text:span text:style-name="T6">awaitResults(long)</text:span></text:span><text:span text:style-name="T6"> respectively, which return a </text:span><text:span text:style-name="Code_20_char"><text:span text:style-name="T6">List&lt;Task&lt;?&gt;&gt;</text:span></text:span><text:span text:style-name="T6">.</text:span></text:p>
      <text:p text:style-name="P25"/>
      <text:list xml:id="list70635024491500" text:continue-numbering="true" text:style-name="Outline">
        <text:list-item>
          <text:list>
            <text:list-item>
              <text:list>
                <text:list-item>
                  <text:list>
                    <text:list-item>
                      <text:h text:style-name="P52" text:outline-level="4"><text:bookmark-start text:name="__RefHeading__26977_1969384661"/>Class JobResults<text:bookmark-end text:name="__RefHeading__26977_1969384661"/></text:h>
                    </text:list-item>
                  </text:list>
                </text:list-item>
              </text:list>
            </text:list-item>
          </text:list>
        </text:list-item>
      </text:list>
      <text:p text:style-name="P8"><text:span text:style-name="Code_20_char"><text:span text:style-name="T7">getAll() : Collection&lt;JPPFTask&gt;</text:span></text:span><text:span text:style-name="T7"> is replaced with </text:span><text:span text:style-name="Code_20_char"><text:span text:style-name="T7">getAllResults() : Collection&lt;Task&lt;?&gt;&gt;</text:span></text:span></text:p>
      <text:p text:style-name="P8"><text:span text:style-name="Code_20_char"><text:span text:style-name="T7">getResult(int) : JPPFTask</text:span></text:span><text:span text:style-name="T7"> is deprecated and replaced with </text:span><text:span text:style-name="Code_20_char"><text:span text:style-name="T7">getResultTask(int) : Task&lt;?&gt;</text:span></text:span></text:p>
      <text:p text:style-name="P8"><text:span text:style-name="Code_20_char"><text:span text:style-name="T7">putResults(List&lt;JPPFTask&gt;)</text:span></text:span><text:span text:style-name="T7"> is deprecated and replaced with </text:span><text:span text:style-name="Code_20_char"><text:span text:style-name="T7">addResults(List&lt;Task&lt;?&gt;&gt;)</text:span></text:span></text:p>
      <text:list xml:id="list70635036061638" text:continue-numbering="true" text:style-name="Outline">
        <text:list-item>
          <text:list>
            <text:list-item>
              <text:list>
                <text:list-item>
                  <text:h text:style-name="Heading_20_3" text:outline-level="3"><text:bookmark-start text:name="__RefHeading__26979_1969384661"/>Package org.jppf.client.event<text:bookmark-end text:name="__RefHeading__26979_1969384661"/></text:h>
                  <text:list>
                    <text:list-item>
                      <text:h text:style-name="P51" text:outline-level="4"><text:bookmark-start text:name="__RefHeading__26981_1969384661"/>Class JobEvent<text:bookmark-end text:name="__RefHeading__26981_1969384661"/></text:h>
                    </text:list-item>
                  </text:list>
                </text:list-item>
              </text:list>
            </text:list-item>
          </text:list>
        </text:list-item>
      </text:list>
      <text:p text:style-name="P9"><text:span text:style-name="Code_20_char"><text:span text:style-name="T8">getTasks() : List&lt;JPPFTask&gt;</text:span></text:span><text:span text:style-name="T8"> is deprecated and replaced with </text:span><text:span text:style-name="Code_20_char"><text:span text:style-name="T8">getJobTasks() : List&lt;Task&lt;?&gt;&gt;</text:span></text:span><text:span text:style-name="T8">.</text:span></text:p>
      <text:list xml:id="list70635409546459" text:continue-numbering="true" text:style-name="Outline">
        <text:list-item>
          <text:list>
            <text:list-item>
              <text:list>
                <text:list-item>
                  <text:list>
                    <text:list-item>
                      <text:h text:style-name="P51" text:outline-level="4"><text:bookmark-start text:name="__RefHeading__26983_1969384661"/>Class TaskResultEvent<text:bookmark-end text:name="__RefHeading__26983_1969384661"/></text:h>
                    </text:list-item>
                  </text:list>
                </text:list-item>
              </text:list>
            </text:list-item>
          </text:list>
        </text:list-item>
      </text:list>
      <text:p text:style-name="P10"><text:span text:style-name="Code_20_char"><text:span text:style-name="T9">getTaskList() : List&lt;JPPFTask&gt;</text:span></text:span><text:span text:style-name="T9"> is deprecated and replaced with </text:span><text:span text:style-name="Code_20_char"><text:span text:style-name="T9">getTasks() : List&lt;Task&lt;?&gt;&gt;</text:span></text:span><text:span text:style-name="T9">.</text:span></text:p>
      <text:list xml:id="list70634949786028" text:continue-numbering="true" text:style-name="Outline">
        <text:list-item>
          <text:list>
            <text:list-item>
              <text:list>
                <text:list-item>
                  <text:h text:style-name="Heading_20_3" text:outline-level="3"><text:bookmark-start text:name="__RefHeading__26985_1969384661"/>Package org.jppf.client.persistence<text:bookmark-end text:name="__RefHeading__26985_1969384661"/></text:h>
                  <text:list>
                    <text:list-item>
                      <text:h text:style-name="P51" text:outline-level="4"><text:bookmark-start text:name="__RefHeading__26987_1969384661"/>Class JobPersistence<text:bookmark-end text:name="__RefHeading__26987_1969384661"/></text:h>
                    </text:list-item>
                  </text:list>
                </text:list-item>
              </text:list>
            </text:list-item>
          </text:list>
        </text:list-item>
      </text:list>
      <text:p text:style-name="P11"><text:span text:style-name="Code_20_char"><text:span text:style-name="T10">storeJob(K, JPPFJob, List&lt;JPPFTask&gt;)</text:span></text:span><text:span text:style-name="T10"> was changed into </text:span><text:span text:style-name="Code_20_char"><text:span text:style-name="T10">storeJob(K, JPPFJob, List&lt;Task&lt;?&gt;&gt;)</text:span></text:span><text:span text:style-name="T10">.</text:span></text:p>
      <text:list xml:id="list70636670410742" text:continue-numbering="true" text:style-name="Outline">
        <text:list-item>
          <text:list>
            <text:list-item>
              <text:list>
                <text:list-item>
                  <text:list>
                    <text:list-item>
                      <text:h text:style-name="P51" text:outline-level="4"><text:bookmark-start text:name="__RefHeading__26989_1969384661"/>Class DefaultFilePersistenceManager<text:bookmark-end text:name="__RefHeading__26989_1969384661"/></text:h>
                    </text:list-item>
                  </text:list>
                </text:list-item>
              </text:list>
            </text:list-item>
          </text:list>
        </text:list-item>
      </text:list>
      <text:p text:style-name="P11"><text:span text:style-name="Code_20_char"><text:span text:style-name="T10">storeJob(K, JPPFJob, List&lt;JPPFTask&gt;)</text:span></text:span><text:span text:style-name="T10"> was changed into </text:span><text:span text:style-name="Code_20_char"><text:span text:style-name="T10">storeJob(K, JPPFJob, List&lt;Task&lt;?&gt;&gt;)</text:span></text:span><text:span text:style-name="T10">.</text:span></text:p>
      <text:list xml:id="list70635397399354" text:continue-numbering="true" text:style-name="Outline">
        <text:list-item>
          <text:list>
            <text:list-item>
              <text:list>
                <text:list-item>
                  <text:h text:style-name="Heading_20_3" text:outline-level="3"><text:bookmark-start text:name="__RefHeading__26991_1969384661"/>Package org.jppf.client.taskwrapper<text:bookmark-end text:name="__RefHeading__26991_1969384661"/></text:h>
                  <text:list>
                    <text:list-item>
                      <text:h text:style-name="Heading_20_4" text:outline-level="4"><text:bookmark-start text:name="__RefHeading__26993_1969384661"/>JPPFTaskCallback<text:bookmark-end text:name="__RefHeading__26993_1969384661"/></text:h>
                    </text:list-item>
                  </text:list>
                </text:list-item>
              </text:list>
            </text:list-item>
          </text:list>
        </text:list-item>
      </text:list>
      <text:p text:style-name="P12"><text:span text:style-name="T11">The class </text:span><text:span text:style-name="Code_20_char"><text:span text:style-name="T11">JPPFTaskCallback</text:span></text:span><text:span text:style-name="T11"> has been genericized into </text:span><text:span text:style-name="Code_20_char"><text:span text:style-name="T11">JPPFTaskCallback&lt;T&gt;</text:span></text:span><text:span text:style-name="T11">.</text:span></text:p>
      <text:p text:style-name="P12"><text:span text:style-name="Code_20_char"><text:span text:style-name="T11">getTask() : JPPFTask</text:span></text:span><text:span text:style-name="T11"> was changed into </text:span><text:span text:style-name="Code_20_char"><text:span text:style-name="T11">getTask() : Task&lt;T&gt;</text:span></text:span><text:span text:style-name="T11">.</text:span></text:p>
      <text:list xml:id="list70636402304586" text:continue-numbering="true" text:style-name="Outline">
        <text:list-item>
          <text:list>
            <text:list-item>
              <text:list>
                <text:list-item>
                  <text:h text:style-name="Heading_20_3" text:outline-level="3"><text:bookmark-start text:name="__RefHeading__26995_1969384661"/>Package org.jppf.client.utils<text:bookmark-end text:name="__RefHeading__26995_1969384661"/></text:h>
                  <text:list>
                    <text:list-item>
                      <text:h text:style-name="P51" text:outline-level="4"><text:bookmark-start text:name="__RefHeading__26997_1969384661"/>Class ClientWithFailover<text:bookmark-end text:name="__RefHeading__26997_1969384661"/></text:h>
                    </text:list-item>
                  </text:list>
                </text:list-item>
              </text:list>
            </text:list-item>
          </text:list>
        </text:list-item>
      </text:list>
      <text:p text:style-name="P13"><text:span text:style-name="Code_20_char"><text:span text:style-name="T12">submit(JPPFJob): List&lt;JPPFTask&gt;</text:span></text:span><text:span text:style-name="T12"> is deprecated and replaced with </text:span><text:span text:style-name="Code_20_char"><text:span text:style-name="T12">submitJob(JPPFJob): List&lt;Task&lt;?&gt;&gt;</text:span></text:span><text:span text:style-name="T12">.</text:span></text:p>
      <text:list xml:id="list70635460727503" text:continue-numbering="true" text:style-name="Outline">
        <text:list-item>
          <text:list>
            <text:list-item>
              <text:list>
                <text:list-item>
                  <text:h text:style-name="Heading_20_3" text:outline-level="3"><text:bookmark-start text:name="__RefHeading__26999_1969384661"/>Package org.jppf.server.protocol<text:bookmark-end text:name="__RefHeading__26999_1969384661"/></text:h>
                  <text:list>
                    <text:list-item>
                      <text:h text:style-name="P51" text:outline-level="4"><text:bookmark-start text:name="__RefHeading__27001_1969384661"/>Class CommandLineTask genericized<text:bookmark-end text:name="__RefHeading__27001_1969384661"/></text:h>
                    </text:list-item>
                  </text:list>
                </text:list-item>
              </text:list>
            </text:list-item>
          </text:list>
        </text:list-item>
      </text:list>
      <text:p text:style-name="P14"><text:span text:style-name="Code_20_char"><text:span text:style-name="T13">CommandLineTask</text:span></text:span><text:span text:style-name="T13"> is now defined as </text:span><text:span text:style-name="Code_20_char"><text:span text:style-name="T13">CommandLineTask&lt;T&gt; extends AbstractTask&lt;T&gt;</text:span></text:span><text:span text:style-name="T13">.</text:span></text:p>
      <text:list xml:id="list70636760272885" text:continue-numbering="true" text:style-name="Outline">
        <text:list-item>
          <text:list>
            <text:list-item>
              <text:list>
                <text:list-item>
                  <text:h text:style-name="Heading_20_3" text:outline-level="3"><text:bookmark-start text:name="__RefHeading__27003_1969384661"/>Package org.jppf.node.event<text:bookmark-end text:name="__RefHeading__27003_1969384661"/></text:h>
                </text:list-item>
              </text:list>
            </text:list-item>
          </text:list>
        </text:list-item>
      </text:list>
      <text:p text:style-name="P14"><text:span text:style-name="T13">The classes </text:span><text:span text:style-name="Code_20_char"><text:span text:style-name="T13">TaskExecutionListener</text:span></text:span><text:span text:style-name="T13"> and </text:span><text:span text:style-name="Code_20_char"><text:span text:style-name="T13">TaskExecutionEvent</text:span></text:span><text:span text:style-name="T13"> moved from package </text:span><text:span text:style-name="Code_20_char"><text:span text:style-name="T13">org.jppf.server.node</text:span></text:span><text:span text:style-name="T13">.</text:span></text:p>
      <text:list xml:id="list70636685236705" text:continue-numbering="true" text:style-name="Outline">
        <text:list-item>
          <text:list>
            <text:list-item>
              <text:list>
                <text:list-item>
                  <text:list>
                    <text:list-item>
                      <text:h text:style-name="P51" text:outline-level="4"><text:bookmark-start text:name="__RefHeading__27005_1969384661"/>Class TasKExecutionListener<text:bookmark-end text:name="__RefHeading__27005_1969384661"/></text:h>
                    </text:list-item>
                  </text:list>
                </text:list-item>
              </text:list>
            </text:list-item>
          </text:list>
        </text:list-item>
      </text:list>
      <text:p text:style-name="P14"><text:span text:style-name="T13">The method </text:span><text:span text:style-name="Code_20_char"><text:span text:style-name="T13">taskNotification(TaskExecutionEvent)</text:span></text:span><text:span text:style-name="T13"> has been added.</text:span></text:p>
      <text:list xml:id="list70635280701638" text:continue-numbering="true" text:style-name="Outline">
        <text:list-item>
          <text:list>
            <text:list-item>
              <text:list>
                <text:list-item>
                  <text:list>
                    <text:list-item>
                      <text:h text:style-name="Heading_20_4" text:outline-level="4"><text:bookmark-start text:name="__RefHeading__27007_1969384661"/>TasKExecutionEvent<text:bookmark-end text:name="__RefHeading__27007_1969384661"/></text:h>
                    </text:list-item>
                  </text:list>
                </text:list-item>
              </text:list>
            </text:list-item>
          </text:list>
        </text:list-item>
      </text:list>
      <text:p text:style-name="P14"><text:span text:style-name="T13">The method </text:span><text:span text:style-name="Code_20_char"><text:span text:style-name="T13">getTask() : JPPFTask</text:span></text:span><text:span text:style-name="T13"> was changed into </text:span><text:span text:style-name="Code_20_char"><text:span text:style-name="T13">getTask() : Task&lt;?&gt;</text:span></text:span><text:span text:style-name="T13">.</text:span></text:p>
      <text:list xml:id="list70635387235004" text:continue-numbering="true" text:style-name="Outline">
        <text:list-item>
          <text:list>
            <text:list-item>
              <text:list>
                <text:list-item>
                  <text:h text:style-name="P48" text:outline-level="3"><text:bookmark-start text:name="__RefHeading__27009_1969384661"/>Package org.jppf.jca.cci (J2E connector)<text:bookmark-end text:name="__RefHeading__27009_1969384661"/></text:h>
                  <text:list>
                    <text:list-item>
                      <text:h text:style-name="P51" text:outline-level="4"><text:bookmark-start text:name="__RefHeading__27011_1969384661"/>Class JPPFConnection<text:bookmark-end text:name="__RefHeading__27011_1969384661"/></text:h>
                    </text:list-item>
                  </text:list>
                </text:list-item>
              </text:list>
            </text:list-item>
          </text:list>
        </text:list-item>
      </text:list>
      <text:p text:style-name="P15"><text:span text:style-name="Code_20_char"><text:span text:style-name="T14">getSubmissionResults(String): List&lt;JPPFTask&gt;</text:span></text:span><text:span text:style-name="T14"> and </text:span><text:span text:style-name="Code_20_char"><text:span text:style-name="T14">waitForResults(String): List&lt;JPPFTask&gt;</text:span></text:span><text:span text:style-name="T14"> have been deprecated and replaced with </text:span><text:span text:style-name="Code_20_char"><text:span text:style-name="T14">getResults(String): List&lt;Task&lt;?&gt;&gt;</text:span></text:span><text:span text:style-name="T14"> and </text:span><text:span text:style-name="Code_20_char"><text:span text:style-name="T14">awaitResults(String): List&lt;Task&lt;?&gt;&gt;</text:span></text:span><text:span text:style-name="T14"> respectively</text:span></text:p>
      <text:p text:style-name="P20"/>
      <text:p text:style-name="P15"><text:span text:style-name="T14">The method </text:span><text:span text:style-name="Code_20_char"><text:span text:style-name="T14">resetClient()</text:span></text:span><text:span text:style-name="T14"> was add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uto" style:page-number="auto" fo:background-color="#cccccc" style:shadow="none"/>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text-properties fo:font-size="9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text-properties fo:font-size="9pt"/>
    </style:style>
    <style:style style:name="Contents_20_Heading" style:display-name="Contents Heading" style:family="paragraph" style:parent-style-name="Heading" style:class="index">
      <style:paragraph-properties fo:margin-left="0cm" fo:margin-right="0cm" fo:margin-top="0.42cm" fo:margin-bottom="0.42cm" loext:contextual-spacing="false" fo:text-align="center" style:justify-single-word="false" fo:text-indent="0cm" style:auto-text-indent="false" text:number-lines="false" text:line-number="0"/>
      <style:text-properties fo:font-size="24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19H29M3S</meta:editing-duration>
    <meta:editing-cycles>123</meta:editing-cycles>
    <meta:generator>LibreOffice/5.1.3.2$Windows_x86 LibreOffice_project/644e4637d1d8544fd9f56425bd6cec110e49301b</meta:generator>
    <meta:creation-date>2010-11-18T07:25:41.01</meta:creation-date>
    <dc:date>2017-04-03T07:06:11.117000000</dc:date>
    <meta:document-statistic meta:table-count="2" meta:image-count="0" meta:object-count="0" meta:page-count="6" meta:paragraph-count="183" meta:word-count="1164" meta:character-count="10497" meta:non-whitespace-character-count="9562"/>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10-11-18T07:25:41"/>
  </office:meta>
</office:document-meta>
</file>